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3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3-08-20T15:41:00" calcext:value-type="date">
            <text:p>2023-08-20 15:41:00</text:p>
          </table:table-cell>
          <table:table-cell table:style-name="ce22" office:value-type="date" office:date-value="2023-08-20" calcext:value-type="date">
            <text:p>2023-08-20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5H41M00S" calcext:value-type="time">
            <text:p>15:41:00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3-08-20T15:41:00" calcext:value-type="date">
            <text:p>2023-08-20 15:41:00</text:p>
          </table:table-cell>
          <table:table-cell table:style-name="ce23" office:value-type="date" office:date-value="2023-08-20" calcext:value-type="date">
            <text:p>2023-08-20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3H41M01S" calcext:value-type="time">
            <text:p>03:41:01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3-08-20T15:41:01" calcext:value-type="date">
            <text:p>2023-08-20 15:41:01</text:p>
          </table:table-cell>
          <table:table-cell table:style-name="ce24" office:value-type="date" office:date-value="2023-08-20" calcext:value-type="date">
            <text:p>2023-08-20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5H41M01S" calcext:value-type="time">
            <text:p>15:41:01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3-08-20T15:41:02" calcext:value-type="date">
            <text:p>2023-08-20 15:41:02</text:p>
          </table:table-cell>
          <table:table-cell table:style-name="ce25" office:value-type="date" office:date-value="2023-08-20" calcext:value-type="date">
            <text:p>2023-08-20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3H41M02S" calcext:value-type="time">
            <text:p>03:41:02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3-08-20T15:41:02" calcext:value-type="date">
            <text:p>2023-08-20 15:41:02</text:p>
          </table:table-cell>
          <table:table-cell table:style-name="ce26" office:value-type="date" office:date-value="2023-08-20" calcext:value-type="date">
            <text:p>2023-08-20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5H41M02S" calcext:value-type="time">
            <text:p>15:41:02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3-08-20T15:41:02" calcext:value-type="date">
            <text:p>2023-08-20 15:41:02</text:p>
          </table:table-cell>
          <table:table-cell table:style-name="ce27" office:value-type="date" office:date-value="2023-08-20" calcext:value-type="date">
            <text:p>2023-08-20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3H41M02S" calcext:value-type="time">
            <text:p>03:41:02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3-08-20T15:41:02" calcext:value-type="date">
            <text:p>2023-08-20 15:41:02</text:p>
          </table:table-cell>
          <table:table-cell table:style-name="ce28" office:value-type="date" office:date-value="2023-08-20" calcext:value-type="date">
            <text:p>2023-08-20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5H41M03S" calcext:value-type="time">
            <text:p>15:41:03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3-08-20T15:41:03" calcext:value-type="date">
            <text:p>2023-08-20 15:41:03</text:p>
          </table:table-cell>
          <table:table-cell table:style-name="ce29" office:value-type="date" office:date-value="2023-08-20" calcext:value-type="date">
            <text:p>2023-08-20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3H41M03S" calcext:value-type="time">
            <text:p>03:41:03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3-08-20T15:41:03" calcext:value-type="date">
            <text:p>2023-08-20 15:41:03</text:p>
          </table:table-cell>
          <table:table-cell table:style-name="ce30" office:value-type="date" office:date-value="2023-08-20" calcext:value-type="date">
            <text:p>2023-08-20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5H41M03S" calcext:value-type="time">
            <text:p>15:41:03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3-08-20T15:41:03" calcext:value-type="date">
            <text:p>2023-08-20 15:41:03</text:p>
          </table:table-cell>
          <table:table-cell table:style-name="ce31" office:value-type="date" office:date-value="2023-08-20" calcext:value-type="date">
            <text:p>2023-08-20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3H41M03S" calcext:value-type="time">
            <text:p>03:41:03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3-08-20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ng 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 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ing 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ing 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 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ing 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ng 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ing 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 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ing 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ing 1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ing 1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ing 1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ing 1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ing 1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ing 1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ing 1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ing 1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ing 1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ing 1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ing 2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ing 2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ring 2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ring 2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ring 2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ring 2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ring 2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ing 2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ring 2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ring 2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ring 3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ring 3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ring 3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ring 3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ring 3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ring 3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ring 3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ring 3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ing 3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ring 3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ring 4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ring 4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ring 4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ring 4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ring 4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ring 4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ing 4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ring 4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ring 4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ing 4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ring 5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ring 5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ing 5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ing 5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ring 5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ring 5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ring 5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ring 5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ring 5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ring 5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ring 6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ring 6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ring 6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ring 6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ring 6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ing 6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ing 6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ing 6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ring 6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ring 6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ring 7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ring 7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ring 7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ring 7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ring 7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ring 7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ring 7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ring 7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ring 7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ring 7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ring 8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ring 8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ring 8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ring 8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ring 8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ring 8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ring 8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ring 8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ring 8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ring 8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ring 9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ring 9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ring 9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ring 9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ring 9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ring 9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ring 9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ring 9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ring 9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ring 9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ring 10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ring 10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ring 10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ring 10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ring 10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ring 10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ring 10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tring 10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ring 10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tring 10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ring 11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ring 11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ring 11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ring 11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ring 11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ring 11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ing 11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tring 11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ring 11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ring 11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ring 12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ring 12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ing 12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ring 12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tring 12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tring 12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ring 12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ring 12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ing 12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ring 12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ring 13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ring 13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ring 13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tring 13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tring 13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ring 13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ring 13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ing 13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tring 13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tring 13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ring 14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ring 14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ring 14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ring 14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ring 14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ring 14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tring 14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tring 14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tring 14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ring 14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ring 15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ring 15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ring 15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ring 15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ring 15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ring 15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ring 15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ring 15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tring 15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tring 15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ring 16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ring 16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tring 16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ring 16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ring 16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tring 16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ring 16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ring 16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ring 16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ring 16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ring 17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ring 17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ring 17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tring 17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tring 17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tring 17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ring 17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ring 17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ring 17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ring 17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tring 18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tring 18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ring 18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tring 18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ring 18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ring 18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tring 18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tring 18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tring 18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tring 18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tring 19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tring 19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ring 19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ring 19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ring 19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tring 19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tring 19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tring 19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tring 19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tring 19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ring 20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ring 20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ring 20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ring 20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tring 20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tring 20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tring 20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tring 20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ring 20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ring 20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tring 21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tring 21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tring 21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tring 21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tring 21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ring 21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ring 21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tring 21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tring 21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ing 21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ing 22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tring 22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tring 22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tring 22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tring 22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tring 22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tring 22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tring 22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tring 22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tring 22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tring 23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tring 23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tring 23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tring 23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ring 23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tring 23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tring 23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tring 23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tring 23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tring 23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tring 24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tring 24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tring 24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tring 24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tring 24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tring 24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tring 24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tring 24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tring 24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tring 24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tring 25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tring 25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tring 25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tring 25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tring 25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tring 25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tring 25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ring 25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tring 25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tring 25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tring 26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tring 26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tring 26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tring 26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ring 26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tring 26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tring 26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tring 26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tring 26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tring 26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tring 27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tring 27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tring 27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tring 27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ring 27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tring 27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tring 27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tring 27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tring 27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ring 27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tring 28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tring 28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tring 28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tring 28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tring 28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tring 28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tring 28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tring 28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tring 28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tring 28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tring 29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tring 29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ring 29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tring 29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tring 29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tring 29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tring 29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tring 29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tring 29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tring 29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tring 30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tring 30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tring 30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tring 30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tring 30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tring 30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tring 30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tring 30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tring 30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tring 30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tring 31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tring 31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tring 31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tring 31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tring 31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ring 31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ring 31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tring 31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tring 31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tring 31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tring 32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tring 32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ring 32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tring 32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tring 32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tring 32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tring 32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tring 32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tring 32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tring 32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tring 33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tring 33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tring 33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tring 33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tring 33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tring 33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tring 33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tring 33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tring 33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tring 33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tring 34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tring 34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tring 34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tring 34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tring 34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tring 34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tring 34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tring 34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tring 34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tring 34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tring 35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tring 35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tring 35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tring 35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tring 35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tring 35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tring 35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tring 35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tring 35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tring 35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tring 36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tring 36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tring 36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tring 36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tring 36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tring 36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tring 36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tring 36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tring 36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tring 36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tring 37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tring 37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tring 37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tring 37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tring 37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tring 37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tring 37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tring 37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tring 37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tring 37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tring 38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tring 38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ring 38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tring 38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tring 38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tring 38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tring 38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tring 38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tring 38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tring 38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tring 39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ring 39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tring 39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tring 39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ring 39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tring 39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ring 39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ring 39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ring 39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tring 399</text:p>
          </table:table-cell>
          <table:table-cell office:value-type="date" office:date-value="2023-08-20T15:41:08" calcext:value-type="date">
            <text:p>2023-08-20 15:41:08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tring 40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ring 40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ring 40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ring 40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ring 40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ring 40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ring 40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ring 40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ring 40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ring 40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ring 41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tring 41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tring 41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tring 41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tring 41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tring 41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tring 41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ring 41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tring 41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tring 41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tring 42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tring 42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tring 42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tring 42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tring 42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tring 42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tring 42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tring 42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tring 42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tring 42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tring 43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tring 43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tring 43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tring 43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ring 43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tring 43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tring 43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tring 43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tring 43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tring 43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tring 44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tring 44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tring 44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tring 44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tring 44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tring 44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tring 44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tring 44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tring 44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tring 44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tring 45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tring 45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tring 45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tring 45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tring 45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tring 45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tring 45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tring 45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tring 45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tring 45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tring 46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tring 46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tring 46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tring 46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tring 46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tring 46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tring 46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tring 46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tring 46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tring 46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tring 47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tring 47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tring 47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tring 47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tring 47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tring 47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tring 47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tring 47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tring 47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tring 47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tring 48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tring 48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tring 48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tring 48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tring 48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tring 48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tring 48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tring 48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tring 48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tring 48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tring 49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tring 49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tring 49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tring 49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tring 49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tring 49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tring 49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tring 49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tring 49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tring 49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tring 50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tring 50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tring 50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tring 50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tring 50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tring 50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tring 50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tring 50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ring 50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tring 50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tring 51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tring 51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tring 51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tring 51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tring 51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tring 51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tring 51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tring 51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tring 51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tring 51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tring 52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tring 52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tring 52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tring 52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tring 52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tring 52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tring 52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tring 52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tring 52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tring 52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tring 53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tring 53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tring 53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tring 53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tring 53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tring 53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tring 53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tring 53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tring 53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tring 53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tring 54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tring 54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tring 54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tring 54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tring 54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tring 54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tring 54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tring 54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tring 54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tring 54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tring 55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tring 55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tring 55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tring 55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tring 55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tring 55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tring 55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tring 55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tring 55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tring 55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tring 56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tring 56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tring 56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tring 56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tring 56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tring 56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tring 56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tring 56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tring 56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tring 56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tring 57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tring 57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tring 57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tring 57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String 57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tring 57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tring 57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tring 57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tring 57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String 57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tring 58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tring 58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tring 58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tring 58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tring 58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tring 58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tring 58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tring 58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tring 58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ring 58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tring 59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tring 59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tring 59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ring 59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tring 59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tring 59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tring 59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tring 59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tring 59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tring 59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tring 60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tring 60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tring 60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tring 60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tring 60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tring 60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tring 60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tring 60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tring 60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tring 60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tring 61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tring 61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tring 61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tring 61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tring 61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tring 61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tring 61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tring 61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ring 61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tring 61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tring 62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tring 62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tring 62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tring 62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tring 62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tring 62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tring 62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tring 62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tring 62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tring 62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tring 63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tring 63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tring 63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tring 63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tring 63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tring 63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tring 63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tring 63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tring 63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tring 63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tring 64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tring 64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tring 64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tring 64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tring 64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tring 64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tring 64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tring 64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tring 64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tring 64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tring 65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tring 65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tring 65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tring 65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tring 65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tring 65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tring 65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tring 65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tring 65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tring 65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tring 66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tring 66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tring 66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tring 66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tring 66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tring 66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tring 66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tring 66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tring 66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tring 66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tring 67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tring 67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tring 67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tring 67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tring 67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tring 67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tring 67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tring 67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tring 67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tring 67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tring 68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tring 68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tring 68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tring 68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tring 68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tring 68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tring 68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tring 68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tring 68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tring 68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tring 69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tring 69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tring 69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tring 69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tring 69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tring 69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tring 69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tring 69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tring 69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tring 69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tring 70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tring 70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tring 70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tring 70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tring 70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tring 70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tring 70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tring 70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tring 70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tring 70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tring 71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tring 71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tring 71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tring 71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tring 71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tring 71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tring 71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tring 71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tring 71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tring 71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tring 72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tring 72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tring 72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tring 72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tring 72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tring 72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tring 72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tring 72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tring 72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tring 72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tring 73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String 73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tring 73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tring 73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tring 73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tring 73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tring 73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tring 73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tring 73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tring 73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ring 74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tring 74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tring 74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tring 74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tring 74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tring 74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tring 74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tring 74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tring 74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tring 74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tring 75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tring 75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tring 75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tring 75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tring 75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tring 75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tring 75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tring 75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tring 75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tring 75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tring 76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tring 76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tring 76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tring 76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tring 76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tring 76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tring 76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tring 76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tring 76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tring 76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tring 77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tring 77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tring 77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tring 77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tring 77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tring 77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tring 77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tring 77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tring 77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tring 77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tring 78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String 78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tring 78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tring 78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tring 78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tring 78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tring 78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String 78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tring 78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String 78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tring 79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tring 79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String 79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tring 79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tring 79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tring 79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String 79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tring 79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tring 79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tring 799</text:p>
          </table:table-cell>
          <table:table-cell office:value-type="date" office:date-value="2023-08-20T15:41:08" calcext:value-type="date">
            <text:p>2023-08-20 15:41:08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tring 80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tring 80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tring 80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tring 80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tring 80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ring 80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tring 80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tring 80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tring 80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tring 80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tring 81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tring 81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tring 81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tring 81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tring 81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tring 81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tring 81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tring 81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tring 81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tring 81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tring 82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tring 82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tring 82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tring 82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tring 82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tring 82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tring 82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tring 82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tring 82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tring 82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tring 83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tring 83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tring 83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tring 83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tring 83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tring 83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tring 83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tring 83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tring 83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tring 83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tring 84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tring 84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tring 84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tring 84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tring 84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tring 84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tring 84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tring 84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tring 84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tring 84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tring 85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tring 85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tring 85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tring 85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tring 85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tring 85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tring 85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tring 85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tring 85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tring 85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tring 86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tring 86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tring 86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tring 86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tring 86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tring 86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tring 86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tring 86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tring 86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tring 86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tring 87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tring 87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tring 87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tring 87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tring 87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tring 87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tring 87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tring 87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String 87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tring 87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tring 88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tring 88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tring 88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String 88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String 88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tring 88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tring 88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tring 88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tring 88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String 88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String 89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tring 89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tring 89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String 89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String 89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tring 89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String 89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String 89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tring 89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tring 89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tring 90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tring 90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String 90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tring 90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String 90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tring 90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tring 90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tring 90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tring 90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tring 90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tring 91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tring 91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tring 91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tring 91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String 91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String 91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tring 91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String 91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tring 91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tring 91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tring 92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String 92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tring 92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tring 92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tring 92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tring 92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String 92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String 92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String 92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tring 92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String 93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tring 93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tring 93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tring 93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tring 93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tring 93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tring 93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tring 93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tring 93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tring 93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tring 94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tring 94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String 94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tring 94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tring 94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tring 94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tring 94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tring 94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tring 94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tring 94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tring 95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tring 95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tring 95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tring 95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tring 95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tring 95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tring 95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tring 95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tring 95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tring 95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tring 96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tring 96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tring 96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tring 96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tring 96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tring 96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tring 96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tring 96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tring 96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String 96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tring 97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tring 97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tring 97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tring 97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String 97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tring 97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String 97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String 97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String 97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tring 97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tring 98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String 98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tring 98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tring 98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tring 98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tring 98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tring 98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tring 98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tring 98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tring 98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tring 99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tring 99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String 99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String 99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tring 99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String 99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tring 99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String 99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tring 99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tring 999</text:p>
          </table:table-cell>
          <table:table-cell office:value-type="date" office:date-value="2023-08-20T15:41:08" calcext:value-type="date">
            <text:p>2023-08-20 15:41:08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2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18.588805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76" calcext:value-type="float">
            <text:p>276</text:p>
          </table:table-cell>
          <table:table-cell office:value-type="float" office:value="7.888572" calcext:value-type="float">
            <text:p>7,89</text:p>
          </table:table-cell>
          <table:table-cell office:value-type="float" office:value="0.0285939712230216" calcext:value-type="float">
            <text:p>0,0285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4" calcext:value-type="float">
            <text:p>14</text:p>
          </table:table-cell>
          <table:table-cell office:value-type="float" office:value="0.746666" calcext:value-type="float">
            <text:p>0,75</text:p>
          </table:table-cell>
          <table:table-cell office:value-type="float" office:value="0.0533332857142857" calcext:value-type="float">
            <text:p>0,05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12" calcext:value-type="float">
            <text:p>12</text:p>
          </table:table-cell>
          <table:table-cell office:value-type="float" office:value="0.367558" calcext:value-type="float">
            <text:p>0,37</text:p>
          </table:table-cell>
          <table:table-cell office:value-type="float" office:value="0.0306298333333333" calcext:value-type="float">
            <text:p>0,0306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9" calcext:value-type="float">
            <text:p>9</text:p>
          </table:table-cell>
          <table:table-cell office:value-type="float" office:value="0.519272" calcext:value-type="float">
            <text:p>0,52</text:p>
          </table:table-cell>
          <table:table-cell office:value-type="float" office:value="0.0576968888888889" calcext:value-type="float">
            <text:p>0,0576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5" calcext:value-type="float">
            <text:p>5</text:p>
          </table:table-cell>
          <table:table-cell office:value-type="float" office:value="1.457714" calcext:value-type="float">
            <text:p>1,46</text:p>
          </table:table-cell>
          <table:table-cell office:value-type="float" office:value="0.2915428" calcext:value-type="float">
            <text:p>0,291543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316" calcext:value-type="float">
            <text:p>316</text:p>
          </table:table-cell>
          <table:table-cell table:style-name="ce87" table:formula="of:=SUM([.C4:.C8])" office:value-type="float" office:value="10.979782" calcext:value-type="float">
            <text:p>10,98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/00/0000</text:date>, <text:time style:data-style-name="N2" text:time-value="15:40:53.67217879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5:40:51</meta:creation-date>
    <meta:generator>LibreOffice/7.5.5.2$Linux_X86_64 LibreOffice_project/50$Build-2</meta:generator>
    <meta:editing-duration>PT25S</meta:editing-duration>
    <meta:editing-cycles>2</meta:editing-cycles>
    <meta:initial-creator>Turulomio</meta:initial-creator>
    <dc:description>This file have been generated with UnoGenerator-0.33.0. You can see UnoGenerator main page in https://github.com/turulomio/unogenerator</dc:description>
    <dc:subject>Demo with ODS class</dc:subject>
    <meta:keyword>unogenerator</meta:keyword>
    <meta:keyword>demo</meta:keyword>
    <meta:keyword>files</meta:keyword>
    <dc:date>2023-08-20T15:41:18.616096680</dc:date>
    <dc:title>UnoGenerator ODS example</dc:title>
    <meta:document-statistic meta:table-count="9" meta:cell-count="3414" meta:object-count="0"/>
  </office:meta>
</office:document-meta>
</file>